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8" office:value-type="string" calcext:value-type="string">
            <text:p>Connection established</text:p>
          </table:table-cell>
          <table:table-cell table:style-name="ce6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General Error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nfig successfully appli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fig file can’t be open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Config value error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et number of entrie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6:41:18.219794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5T22:54:50.591135374</dc:date>
    <meta:editing-duration>P1DT16H27M45S</meta:editing-duration>
    <meta:editing-cycles>43</meta:editing-cycles>
    <meta:document-statistic meta:table-count="5" meta:cell-count="848" meta:object-count="0"/>
  </office:meta>
</office:document-meta>
</file>